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tO6LbnyodFmrYudugOrErSc2qhe1T7301I4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3.3.1$Linux_X86_64 LibreOffice_project/30$Build-1</meta:generator>
    <dc:date>2022-12-27T23:40:53.647241183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</office:meta>
</office:document-meta>
</file>